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Print" svg:font-family="'Segoe Print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Print1" svg:font-family="'Segoe Prin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Segoe Print" fo:language="pt" fo:country="BR" fo:font-weight="bold" style:font-weight-asian="bold" style:font-name-complex="Segoe Print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la mudança estar sempre se alterando, seguindo todas as possibilidades, em um momento se tornará a possibilidade estática parando assim de mudar. Deste modo nasce o estático, onde percebemos esta natureza da mudança, estando a percepção, em um estado entrópico em relação a mudança: o estático é contido no conjunto da mudanç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Print" svg:font-family="'Segoe Print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Print1" svg:font-family="'Segoe Print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8:00:00</meta:creation-date>
    <meta:initial-creator>L</meta:initial-creator>
    <dc:language>en-GB</dc:language>
    <dc:creator>Narus </dc:creator>
    <dc:date>2016-07-17T03:51:12</dc:date>
    <meta:editing-cycles>2</meta:editing-cycles>
    <meta:editing-duration>PT51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52" meta:character-count="329" meta:non-whitespace-character-count="278"/>
    <meta:template xlink:type="simple" xlink:actuate="onRequest" xlink:title="Normal" xlink:href=""/>
  </office:meta>
</office:document-meta>
</file>